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50.64mm"/>
    </style:style>
    <style:style style:name="co3" style:family="table-column">
      <style:table-column-properties fo:break-before="auto" style:column-width="64.89mm"/>
    </style:style>
    <style:style style:name="co4" style:family="table-column">
      <style:table-column-properties fo:break-before="auto" style:column-width="79.78mm"/>
    </style:style>
    <style:style style:name="co5" style:family="table-column">
      <style:table-column-properties fo:break-before="auto" style:column-width="77.33mm"/>
    </style:style>
    <style:style style:name="co6" style:family="table-column">
      <style:table-column-properties fo:break-before="auto" style:column-width="219.59mm"/>
    </style:style>
    <style:style style:name="co7" style:family="table-column">
      <style:table-column-properties fo:break-before="auto" style:column-width="22.58mm"/>
    </style:style>
    <style:style style:name="ro1" style:family="table-row">
      <style:table-row-properties style:row-height="6.54mm" fo:break-before="auto" style:use-optimal-row-height="true"/>
    </style:style>
    <style:style style:name="ro2" style:family="table-row">
      <style:table-row-properties style:row-height="40.2mm" fo:break-before="auto" style:use-optimal-row-height="true"/>
    </style:style>
    <style:style style:name="ro3" style:family="table-row">
      <style:table-row-properties style:row-height="79.89mm" fo:break-before="auto" style:use-optimal-row-height="true"/>
    </style:style>
    <style:style style:name="ro4" style:family="table-row">
      <style:table-row-properties style:row-height="28.29mm" fo:break-before="auto" style:use-optimal-row-height="true"/>
    </style:style>
    <style:style style:name="ro5" style:family="table-row">
      <style:table-row-properties style:row-height="24.32mm" fo:break-before="auto" style:use-optimal-row-height="true"/>
    </style:style>
    <style:style style:name="ro6" style:family="table-row">
      <style:table-row-properties style:row-height="20.36mm" fo:break-before="auto" style:use-optimal-row-height="true"/>
    </style:style>
    <style:style style:name="ro7" style:family="table-row">
      <style:table-row-properties style:row-height="12.4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6.39mm" fo:break-before="auto" style:use-optimal-row-height="true"/>
    </style:style>
    <style:style style:name="ro10" style:family="table-row">
      <style:table-row-properties style:row-height="48.14mm" fo:break-before="auto" style:use-optimal-row-height="true"/>
    </style:style>
    <style:style style:name="ro11" style:family="table-row">
      <style:table-row-properties style:row-height="56.0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size="15pt" style:font-size-asian="15pt" style:font-size-complex="15pt"/>
    </style:style>
    <style:style style:name="ce2" style:family="table-cell" style:parent-style-name="Default">
      <style:table-cell-properties fo:background-color="#00cc00" fo:border="0.06pt solid #000000"/>
    </style:style>
    <style:style style:name="ce3" style:family="table-cell" style:parent-style-name="Default">
      <style:table-cell-properties fo:background-color="#cc0000" fo:border="0.06pt solid #000000"/>
    </style:style>
    <style:style style:name="ce4" style:family="table-cell" style:parent-style-name="Default">
      <style:table-cell-properties fo:background-color="#ffff00" fo:border="0.06pt solid #000000"/>
    </style:style>
    <style:style style:name="ce5" style:family="table-cell" style:parent-style-name="Default">
      <style:table-cell-properties fo:border="0.06pt solid #000000"/>
    </style:style>
    <style:style style:name="ce6" style:family="table-cell" style:parent-style-name="Default">
      <style:table-cell-properties fo:background-color="#00cc00" fo:border="0.06pt solid #000000"/>
      <style:text-properties style:font-name="Liberation Sans" style:font-name-asian="Noto Sans CJK SC Regular" style:font-name-complex="FreeSans"/>
    </style:style>
    <style:style style:name="ce7" style:family="table-cell" style:parent-style-name="Default">
      <style:table-cell-properties fo:background-color="#cc0000" fo:border="0.06pt solid #000000"/>
      <style:text-properties style:font-name="Liberation Sans" style:font-name-asian="Noto Sans CJK SC Regular" style:font-name-complex="FreeSans"/>
    </style:style>
    <style:style style:name="ce8" style:family="table-cell" style:parent-style-name="Default">
      <style:table-cell-properties fo:border="0.06pt solid #000000"/>
      <style:text-properties style:font-name="Liberation Sans" style:font-name-asian="Noto Sans CJK SC Regular" style:font-name-complex="FreeSans"/>
    </style:style>
    <style:style style:name="T1" style:family="text">
      <style:text-properties style:font-name-asian="Noto Sans CJK SC Regular" style:font-name-complex="FreeSans"/>
    </style:style>
    <style:style style:name="T2" style:family="text">
      <style:text-properties style:font-name="Liberation Sans" style:font-name-asian="Noto Sans CJK SC Regular" style:font-name-complex="FreeSans"/>
    </style:style>
  </office:automatic-styles>
  <office:body>
    <office:spreadsheet>
      <table:calculation-settings table:automatic-find-labels="false"/>
      <table:table table:name="Sheet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ce5"/>
        <table:table-row table:style-name="ro1">
          <table:table-cell table:style-name="ce1" office:value-type="string" calcext:value-type="string">
            <text:p>Project</text:p>
          </table:table-cell>
          <table:table-cell table:style-name="ce1" office:value-type="string" calcext:value-type="string">
            <text:p>bugs reported</text:p>
          </table:table-cell>
          <table:table-cell table:style-name="ce1" office:value-type="string" calcext:value-type="string">
            <text:p>Test</text:p>
          </table:table-cell>
          <table:table-cell table:style-name="ce1" office:value-type="string" calcext:value-type="string">
            <text:p>how to install</text:p>
          </table:table-cell>
          <table:table-cell table:style-name="ce1" office:value-type="string" calcext:value-type="string">
            <text:p>how to test</text:p>
          </table:table-cell>
          <table:table-cell table:style-name="ce1" office:value-type="string" calcext:value-type="string">
            <text:p>obs</text:p>
          </table:table-cell>
          <table:table-cell table:style-name="ce1" table:number-columns-repeated="1018"/>
        </table:table-row>
        <table:table-row table:style-name="ro2">
          <table:table-cell table:style-name="ce2" office:value-type="string" calcext:value-type="string">
            <text:p>BusyBox</text:p>
          </table:table-cell>
          <table:table-cell table:style-name="ce2" office:value-type="float" office:value="10" calcext:value-type="float">
            <text:p>10</text:p>
          </table:table-cell>
          <table:table-cell table:style-name="ce2" office:value-type="string" calcext:value-type="string">
            <text:p>System Test</text:p>
            <text:p>[Todo teste passa por busybox XXX YYY. </text:p>
            <text:p>Onde XXX é o applet e YYY é o parâmetro]</text:p>
          </table:table-cell>
          <table:table-cell table:style-name="ce2" office:value-type="string" calcext:value-type="string">
            <text:p>$ git clone git://busybox.net/busybox.git</text:p>
            <text:p>$ cd busybox</text:p>
            <text:p>$ make defconfig</text:p>
            <text:p>$ make</text:p>
          </table:table-cell>
          <table:table-cell table:style-name="ce2" office:value-type="string" calcext:value-type="string">
            <text:p>$ testsuite/</text:p>
            <text:p>$ ./runtest &lt;applet1&gt; (opcional o applet)</text:p>
            <text:p/>
          </table:table-cell>
          <table:table-cell table:style-name="ce2" office:value-type="string" calcext:value-type="string">
            <text:p><text:span text:style-name="T2">Baixei a versão mais nova do repositorio.</text:span></text:p>
            <text:p><text:span text:style-name="T2">Scripts em shell rodam os programas com determinados argumentos de entrada e observam a saída.</text:span></text:p>
            <text:p><text:span text:style-name="T2">Cada Test possui um script sh “*.test” que roda com o seguinte comando: sh -e</text:span></text:p>
            <text:p><text:span text:style-name="T2">E uma pasta com os testes que são realizados. Ex. touch/touch-creates-file</text:span></text:p>
            <text:p><text:span text:style-name="T2">E dentro do arquivo de teste tem:</text:span></text:p>
            <text:p><text:span text:style-name="T2">     busybox touch foo</text:span></text:p>
            <text:p><text:span text:style-name="T2">     test -f foo</text:span></text:p>
            <text:p><text:span text:style-name="T2">O comando test é do shell e faz alguns testes simples retornando True(1) ou False(0). Ex. teste -f arquivo.txt [True se arquivo.txt existe].</text:span></text:p>
            <text:p><text:span text:style-name="T2"><text:a xlink:href="http://wiki.bash-hackers.org/commands/classictest" xlink:type="simple">http://wiki.bash-hackers.org/commands/classictest</text:a></text:span></text:p>
            <text:p/>
          </table:table-cell>
          <table:table-cell table:style-name="ce2" table:number-columns-repeated="1018"/>
        </table:table-row>
        <table:table-row table:style-name="ro3">
          <table:table-cell table:style-name="ce2" office:value-type="string" calcext:value-type="string">
            <text:p>fvwm</text:p>
          </table:table-cell>
          <table:table-cell table:style-name="ce2" office:value-type="float" office:value="10" calcext:value-type="float">
            <text:p>10</text:p>
          </table:table-cell>
          <table:table-cell table:style-name="ce2" office:value-type="string" calcext:value-type="string">
            <text:p>System Test</text:p>
          </table:table-cell>
          <table:table-cell table:style-name="ce6" office:value-type="string" calcext:value-type="string">
            <text:p><text:span text:style-name="T1">Tive problemas ao baixar do git hiub, então recomendo baixar a última versão estável do site.</text:span></text:p>
            <text:p><text:span text:style-name="T1"><text:a xlink:href="http://fvwm.org/" xlink:type="simple">http://fvwm.org/</text:a></text:span></text:p>
            <text:p><text:span text:style-name="T1">Descompactar e seguir os passos a partir do ./configure</text:span></text:p>
            <text:p><text:span text:style-name="T1">-------------------------------------------------------</text:span></text:p>
            <text:p><text:span text:style-name="T1">$ git clone </text:span><text:span text:style-name="T1"><text:a xlink:href="https://github.com/fvwmorg/fvwm.git" xlink:type="simple">https://github.com/fvwmorg/fvwm.git</text:a></text:span></text:p>
            <text:p><text:span text:style-name="T1">$ cd fvwm</text:span></text:p>
            <text:p><text:span text:style-name="T1">$ autoconf configure.ac</text:span></text:p>
            <text:p><text:span text:style-name="T1">-------------------------------</text:span></text:p>
            <text:p><text:span text:style-name="T1">//Se der erro tente: $ sudo apt install autoconf pkg-config xorg-dev libtool automake</text:span></text:p>
            <text:p><text:span text:style-name="T1">$ libtoolize --force</text:span></text:p>
            <text:p><text:span text:style-name="T1">$ aclocal</text:span></text:p>
            <text:p><text:span text:style-name="T1">$ autoheader</text:span></text:p>
            <text:p><text:span text:style-name="T1">$ automake --force-missing --add-missing</text:span></text:p>
            <text:p><text:span text:style-name="T1">$ autoconf</text:span></text:p>
            <text:p><text:span text:style-name="T1">$ autoconf configure.ac</text:span></text:p>
            <text:p><text:span text:style-name="T1">----------------------------------</text:span></text:p>
            <text:p><text:span text:style-name="T1">$ ./configure</text:span></text:p>
            <text:p><text:span text:style-name="T1">$ make</text:span></text:p>
            <text:p><text:span text:style-name="T1">$ make check – (roda os testes)</text:span></text:p>
            <text:p><text:span text:style-name="T1">$make install</text:span></text:p>
          </table:table-cell>
          <table:table-cell table:style-name="ce2" office:value-type="string" calcext:value-type="string">
            <text:p>$ cd tests</text:p>
            <text:p>$ ./test_options -0 (pode ser -0,-1,-2,a. Ver README)</text:p>
            <text:p>Obs. Para rodar eu precisei alterar a primeira linha de sh para bash. </text:p>
            <text:p>#!/bin/bash [Acho que poderia reportar este erro?]</text:p>
            <text:p>--Ainda aparece um erro. Arquivo configure.in não encontrado. O arquivo atual é o configura.ac [Reportar??]</text:p>
          </table:table-cell>
          <table:table-cell table:style-name="ce2" office:value-type="string" calcext:value-type="string">
            <text:p>FVWM is an extremely powerful ICCCM-compliant multiple virtual desktop window manager for the X Window system</text:p>
            <text:p>Os únicos testes que identifiquei observando o script shell. Foi utilizando o comando make.</text:p>
            <text:p>Contudo a versão que está no Git está diferente da versão de Download. Várias pastas não vieram na versão de Download.</text:p>
          </table:table-cell>
          <table:table-cell table:style-name="ce2" table:number-columns-repeated="1018"/>
        </table:table-row>
        <table:table-row table:style-name="ro4">
          <table:table-cell table:style-name="ce3" office:value-type="string" calcext:value-type="string">
            <text:p>gnuplot</text:p>
          </table:table-cell>
          <table:table-cell table:style-name="ce3" office:value-type="float" office:value="10" calcext:value-type="float">
            <text:p>10</text:p>
          </table:table-cell>
          <table:table-cell table:style-name="ce3" office:value-type="string" calcext:value-type="string">
            <text:p>Não há sinal de teste.</text:p>
            <text:p>No arquivo INSTALL tem:</text:p>
            <text:p>“How to test gnuplot – No comprehensive test suite for gnuplot's features has been written to date.</text:p>
            <text:p>However, the supplied demo files provide a good method of testing commonly</text:p>
            <text:p>used features. All command line examples below assume Unix Bourne shell</text:p>
            <text:p>syntax.</text:p>
            <text:p>”</text:p>
          </table:table-cell>
          <table:table-cell table:style-name="ce7" office:value-type="string" calcext:value-type="string">
            <text:p><text:span text:style-name="T1">Baixar em </text:span><text:span text:style-name="T1"><text:a xlink:href="https://sourceforge.net/projects/gnuplot/files/gnuplot/" xlink:type="simple">https://sourceforge.net/projects/gnuplot/files/gnuplot/</text:a></text:span></text:p>
            <text:p><text:span text:style-name="T1">Não houve problema de dependência. Mas é bom olhar o arquivo INSTALL</text:span></text:p>
            <text:p><text:span text:style-name="T1">$ ./configure</text:span></text:p>
            <text:p><text:span text:style-name="T1">$ make</text:span></text:p>
            <text:p><text:span text:style-name="T1">$make install</text:span></text:p>
          </table:table-cell>
          <table:table-cell table:style-name="ce3" office:value-type="string" calcext:value-type="string">
            <text:p><text:s/></text:p>
          </table:table-cell>
          <table:table-cell table:style-name="ce3" office:value-type="string" calcext:value-type="string">
            <text:p>Gnuplot is a portable command-line driven graphing utility for Linux,</text:p>
            <text:p>Baixei uma versão do repositório, porque a versão do projeto não estava instalando.</text:p>
          </table:table-cell>
          <table:table-cell table:style-name="ce3" table:number-columns-repeated="1018"/>
        </table:table-row>
        <table:table-row table:style-name="ro5">
          <table:table-cell table:style-name="ce4" office:value-type="string" calcext:value-type="string">
            <text:p>apache</text:p>
          </table:table-cell>
          <table:table-cell table:style-name="ce4" office:value-type="float" office:value="12" calcext:value-type="float">
            <text:p>12</text:p>
          </table:table-cell>
          <table:table-cell table:style-name="ce4" office:value-type="string" calcext:value-type="string">
            <text:p>System Test [Testam funcionalidades específicas do software, mas a entrada é única]</text:p>
          </table:table-cell>
          <table:table-cell table:style-name="ce4" office:value-type="string" calcext:value-type="string">
            <text:p>Baixar source em: <text:a xlink:href="https://www.apache.org/dist/httpd/" xlink:type="simple">https://www.apache.org/dist/httpd/</text:a></text:p>
            <text:p>Baixar as bibliotecas (Verificar necessidade):</text:p>
            <text:p>$ sudo apt install libapr1 libapr1-dev libaprutil1 libaprutil1-dev</text:p>
            <text:p>$ sugo apt install libpcre3 libpcre3-dev</text:p>
            <text:p>$ ./configure &amp;&amp; make </text:p>
            <text:p>$ sudo make install</text:p>
          </table:table-cell>
          <table:table-cell table:style-name="ce4" office:value-type="string" calcext:value-type="string">
            <text:p>Não consegui rodar os testes.</text:p>
          </table:table-cell>
          <table:table-cell table:style-name="ce4" office:value-type="string" calcext:value-type="string">
            <text:p>Não consegui identificar um lugar central que tenha como definir as opções de configuração.</text:p>
            <text:p>Parece que as configurações ficam espalhas em vários arquivos. O que dificulta automatizar.</text:p>
          </table:table-cell>
          <table:table-cell table:style-name="ce4" table:number-columns-repeated="1018"/>
        </table:table-row>
        <table:table-row table:style-name="ro6">
          <table:table-cell table:style-name="ce4" office:value-type="string" calcext:value-type="string">
            <text:p>bash</text:p>
          </table:table-cell>
          <table:table-cell table:style-name="ce4" office:value-type="float" office:value="2" calcext:value-type="float">
            <text:p>2</text:p>
          </table:table-cell>
          <table:table-cell table:style-name="ce4" office:value-type="string" calcext:value-type="string">
            <text:p>Os testes são feitos em bash. Possui diversos testes.</text:p>
            <text:p>Não achei informação de como rodar testes específicos.</text:p>
            <text:p>Contudo, podemos alterar o bash para rodar testes específicos.</text:p>
          </table:table-cell>
          <table:table-cell table:style-name="ce4" office:value-type="string" calcext:value-type="string">
            <text:p>Download: <text:a xlink:href="http://ftp.gnu.org/gnu/bash/bash-4.4.tar.gz" xlink:type="simple">http://ftp.gnu.org/gnu/bash/bash-4.4.tar.gz</text:a></text:p>
            <text:p>$ tar zxvf bash-4.4.tar.gz</text:p>
            <text:p>$ ./configure</text:p>
            <text:p>$ make</text:p>
            <text:p>$ make install</text:p>
          </table:table-cell>
          <table:table-cell table:style-name="ce4" office:value-type="string" calcext:value-type="string">
            <text:p>$ make tests</text:p>
            <text:p>Outra opção é entrar na pasta tests e rodar:</text:p>
            <text:p>$ sh run-all</text:p>
          </table:table-cell>
          <table:table-cell table:style-name="ce4" office:value-type="string" calcext:value-type="string">
            <text:p>Não consegui identificar um lugar central que tenha como definir as opções de configuração. </text:p>
            <text:p>Existe um arquivo config.log e config.h que possui várias configurações, mas não todas.</text:p>
          </table:table-cell>
          <table:table-cell table:style-name="ce4" table:number-columns-repeated="1018"/>
        </table:table-row>
        <table:table-row table:style-name="ro4">
          <table:table-cell table:style-name="ce4" office:value-type="string" calcext:value-type="string">
            <text:p>bison</text:p>
          </table:table-cell>
          <table:table-cell table:style-name="ce4" office:value-type="float" office:value="2" calcext:value-type="float">
            <text:p>2</text:p>
          </table:table-cell>
          <table:table-cell table:style-name="ce4" office:value-type="string" calcext:value-type="string">
            <text:p>Possui a pasta de tests, contudo não achei o fonte dos testes em C.</text:p>
            <text:p>Apenas um executável e scripts.</text:p>
          </table:table-cell>
          <table:table-cell table:style-name="ce4" office:value-type="string" calcext:value-type="string">
            <text:p>Download: <text:a xlink:href="http://ftp.gnu.org/gnu/bison/bison-3.0.tar.gz" xlink:type="simple">http://ftp.gnu.org/gnu/bison/bison-3.0.tar.gz</text:a></text:p>
            <text:p><text:span text:style-name="T2">$ tar zxvf bison…</text:span></text:p>
            <text:p><text:span text:style-name="T2">$ ./configure</text:span></text:p>
            <text:p><text:span text:style-name="T2">$ make</text:span></text:p>
            <text:p><text:span text:style-name="T2">$ make install</text:span></text:p>
          </table:table-cell>
          <table:table-cell table:style-name="ce4" office:value-type="string" calcext:value-type="string">
            <text:p>$ make check (Deu erro quando tentei rodar)</text:p>
            <text:p>Outra opção que achei melhor, foi entrar na pasta tests/ e executar ./testsuite</text:p>
            <text:p>Pode fazer:</text:p>
            <text:p>$./testsuite –-help </text:p>
            <text:p>Pode rodar um teste por vez. Basta passar um numero ou um intervalo.</text:p>
            <text:p>$ ./testsuite 1-10</text:p>
            <text:p/>
          </table:table-cell>
          <table:table-cell table:style-name="ce4" office:value-type="string" calcext:value-type="string">
            <text:p>Bison is a general-purpose parser generator that converts an annotated context-free grammar into a deterministic LR or generalized LR (GLR) parser employing LALR(1) parser tables.</text:p>
            <text:p>NÃO identifiqui um local central para definição das variabilidades. Existe um arquivo configure e outro config.log que possuem várias definições, contudo, ao buscar por variáveis especificas encontradas em arquivos (ex. YY_STDINIT, encontrada no arquivo src/scan-skel.c) não encontrei nenhum local onde essa variáveis são definidas.</text:p>
          </table:table-cell>
          <table:table-cell table:style-name="ce4" table:number-columns-repeated="1018"/>
        </table:table-row>
        <table:table-row table:style-name="ro7">
          <table:table-cell office:value-type="string" calcext:value-type="string">
            <text:p>cherokee</text:p>
          </table:table-cell>
          <table:table-cell office:value-type="float" office:value="3" calcext:value-type="float">
            <text:p>3</text:p>
          </table:table-cell>
          <table:table-cell office:value-type="string" calcext:value-type="string">
            <text:p>System Test [Testes feitos em Scripts em Python que executam comandos do servidor web]</text:p>
          </table:table-cell>
          <table:table-cell office:value-type="string" calcext:value-type="string">
            <text:p>Não consegui instalar por uma dependência.[biblioteca libtool já estava instalada e mesmo assim ele não detectava]</text:p>
            <text:p>Download: <text:a xlink:href="https://github.com/cherokee/webserver/archive/v1.2.2.zip" xlink:type="simple">https://github.com/cherokee/webserver/archive/v1.2.2.zip</text:a></text:p>
            <text:p>$ unzip v2.2.1.zip</text:p>
          </table:table-cell>
          <table:table-cell office:value-type="string" calcext:value-type="string">
            <text:p>Não conseguir rodar os testes</text:p>
          </table:table-cell>
          <table:table-cell office:value-type="string" calcext:value-type="string">
            <text:p>cherokee é um web server e os testes são requisições http(e outros schemas) usando Python e aguardando resposta.</text:p>
          </table:table-cell>
          <table:table-cell table:number-columns-repeated="1018"/>
        </table:table-row>
        <table:table-row table:style-name="ro8">
          <table:table-cell office:value-type="string" calcext:value-type="string">
            <text:p>cvs</text:p>
          </table:table-cell>
          <table:table-cell office:value-type="float" office:value="1" calcext:value-type="float">
            <text:p>1</text:p>
          </table:table-cell>
          <table:table-cell table:number-columns-repeated="1022"/>
        </table:table-row>
        <table:table-row table:style-name="ro6">
          <table:table-cell office:value-type="string" calcext:value-type="string">
            <text:p>dia</text:p>
          </table:table-cell>
          <table:table-cell office:value-type="float" office:value="3" calcext:value-type="float">
            <text:p>3</text:p>
          </table:table-cell>
          <table:table-cell office:value-type="string" calcext:value-type="string">
            <text:p>Module test [Similar a ??Unit Test??, mas avaliando várias partes do programa]</text:p>
          </table:table-cell>
          <table:table-cell office:value-type="string" calcext:value-type="string">
            <text:p>Dependências:pkg-config,intltool 0.35,font-config 1.0.1,GLib 2.1.3,ATK 2.0.0, FreeType 2.0.9 (To compile without direct freetype use --without-freetype)</text:p>
            <text:p>Pango 1.8.0, GTK+ 2.6.0 (GTK+ &gt;=2.10 for using the new default print backend), libxml 2.3.9</text:p>
            <text:p/>
            <text:p>$ ./configure &amp;&amp; make</text:p>
            <text:p>$ sudo make install</text:p>
          </table:table-cell>
          <table:table-cell office:value-type="string" calcext:value-type="string">
            <text:p>$ cd test</text:p>
            <text:p>$ make test</text:p>
          </table:table-cell>
          <table:table-cell office:value-type="string" calcext:value-type="string">
            <text:p>Dia is a program for drawing structured diagrams.</text:p>
          </table:table-cell>
          <table:table-cell table:number-columns-repeated="1018"/>
        </table:table-row>
        <table:table-row table:style-name="ro8">
          <table:table-cell office:value-type="string" calcext:value-type="string">
            <text:p>firefox</text:p>
          </table:table-cell>
          <table:table-cell office:value-type="float" office:value="2" calcext:value-type="float">
            <text:p>2</text:p>
          </table:table-cell>
          <table:table-cell table:number-columns-repeated="1022"/>
        </table:table-row>
        <table:table-row table:style-name="ro2">
          <table:table-cell office:value-type="string" calcext:value-type="string">
            <text:p>gcc</text:p>
          </table:table-cell>
          <table:table-cell office:value-type="float" office:value="3" calcext:value-type="float">
            <text:p>3</text:p>
          </table:table-cell>
          <table:table-cell office:value-type="string" calcext:value-type="string">
            <text:p>Variedade muito grande de testes</text:p>
          </table:table-cell>
          <table:table-cell office:value-type="string" calcext:value-type="string">
            <text:p>O exemplo abaixo é para GCC 4.6.2</text:p>
            <text:p>$ tar xzf gcc-4.6.2.tar.gz</text:p>
            <text:p>$ cd gcc-4.6.2</text:p>
            <text:p>$ ./contrib/download_prerequisites</text:p>
            <text:p>$ cd ..</text:p>
            <text:p>$ mkdir objdir  (Depois lembrar de apagar esta pasta)</text:p>
            <text:p>$ cd objdir</text:p>
            <text:p>$ $PWD/../gcc-4.6.2/configure --prefix=$HOME/gcc-4.6.2 –enable-languages=c,c++,fortran,go (se não quiser suporte a 32bits precisa $ colocar --disable-multilib)</text:p>
            <text:p>$ make</text:p>
            <text:p>$ make install</text:p>
          </table:table-cell>
          <table:table-cell office:value-type="string" calcext:value-type="string">
            <text:p>Ler: <text:a xlink:href="https://gcc.gnu.org/install/test.html" xlink:type="simple">https://gcc.gnu.org/install/test.html</text:a></text:p>
          </table:table-cell>
          <table:table-cell table:number-columns-repeated="1019"/>
        </table:table-row>
        <table:table-row table:style-name="ro8">
          <table:table-cell office:value-type="string" calcext:value-type="string">
            <text:p>gnome-keyring</text:p>
          </table:table-cell>
          <table:table-cell office:value-type="float" office:value="1" calcext:value-type="float">
            <text:p>1</text:p>
          </table:table-cell>
          <table:table-cell table:number-columns-repeated="1022"/>
        </table:table-row>
        <table:table-row table:style-name="ro8">
          <table:table-cell office:value-type="string" calcext:value-type="string">
            <text:p>gnome-vfs</text:p>
          </table:table-cell>
          <table:table-cell office:value-type="float" office:value="1" calcext:value-type="float">
            <text:p>1</text:p>
          </table:table-cell>
          <table:table-cell table:number-columns-repeated="1022"/>
        </table:table-row>
        <table:table-row table:style-name="ro9">
          <table:table-cell office:value-type="string" calcext:value-type="string">
            <text:p>irssi</text:p>
          </table:table-cell>
          <table:table-cell office:value-type="float" office:value="4" calcext:value-type="float">
            <text:p>4</text:p>
          </table:table-cell>
          <table:table-cell office:value-type="string" calcext:value-type="string">
            <text:p>Não há sinal de teste</text:p>
          </table:table-cell>
          <table:table-cell office:value-type="string" calcext:value-type="string">
            <text:p><text:span text:style-name="T2">$ sudo apt-get install libglib2.0-dev</text:span></text:p>
            <text:p><text:span text:style-name="T2">$ ./configure</text:span></text:p>
            <text:p><text:span text:style-name="T2">$ make</text:span></text:p>
            <text:p><text:span text:style-name="T2">$make install</text:span></text:p>
          </table:table-cell>
          <table:table-cell/>
          <table:table-cell office:value-type="string" calcext:value-type="string">
            <text:p>Não encontrei nenhum test no projeto. Apenas uma referência a um repositório externo para testes.</text:p>
            <text:p>Segundo o blog, a nova versão possui:</text:p>
            <text:p>“This release can be downloaded from our releases page. Binary test packages for various Linux distributions are automatically generated by the openSUSE Build Service and are available for download in the irssi-test repository.”</text:p>
          </table:table-cell>
          <table:table-cell table:number-columns-repeated="1018"/>
        </table:table-row>
        <table:table-row table:style-name="ro9">
          <table:table-cell office:value-type="string" calcext:value-type="string">
            <text:p>libpng</text:p>
          </table:table-cell>
          <table:table-cell office:value-type="float" office:value="4" calcext:value-type="float">
            <text:p>4</text:p>
          </table:table-cell>
          <table:table-cell office:value-type="string" calcext:value-type="string">
            <text:p>Teste de Sistema</text:p>
            <text:p>Vários tipos de teste.</text:p>
            <text:p>Inclusive teste de “Variabilidade”.</text:p>
            <text:p/>
          </table:table-cell>
          <table:table-cell office:value-type="string" calcext:value-type="string">
            <text:p>Não consegui instalar por uma dependência.</text:p>
          </table:table-cell>
          <table:table-cell office:value-type="string" calcext:value-type="string">
            <text:p>Não consegui rodar os testes.</text:p>
          </table:table-cell>
          <table:table-cell office:value-type="string" calcext:value-type="string">
            <text:p>Não consegui resolver o problema que impedia o Make.</text:p>
            <text:p>make: *** No rule to make target 'png.h', needed by 'pngtest.o'.  Stop.</text:p>
          </table:table-cell>
          <table:table-cell table:number-columns-repeated="1018"/>
        </table:table-row>
        <table:table-row table:style-name="ro2">
          <table:table-cell office:value-type="string" calcext:value-type="string">
            <text:p>libssh</text:p>
          </table:table-cell>
          <table:table-cell office:value-type="float" office:value="17" calcext:value-type="float">
            <text:p>17</text:p>
          </table:table-cell>
          <table:table-cell office:value-type="string" calcext:value-type="string">
            <text:p>System Test</text:p>
            <text:p>Unit Test</text:p>
            <text:p>[Mostrar a Marcelo. Exemplo como o arquivo chmodtest.c e test_socket.c]</text:p>
          </table:table-cell>
          <table:table-cell office:value-type="string" calcext:value-type="string">
            <text:p>Instalar libssh-dev antes de continuar: sudo apt install zlib1g-dev</text:p>
            <text:p>Erro com gcc 5. Que não suporta mais __ FUNCTION __</text:p>
            <text:p><text:a xlink:href="https://gcc.gnu.org/gcc-5/porting_to.html" xlink:type="simple">https://gcc.gnu.org/gcc-5/porting_to.html</text:a></text:p>
            <text:p>Trocar nos arquivos: priv.h e auth.c</text:p>
            <text:p>===========================</text:p>
            <text:p>Crie um diretorio build na raiz.</text:p>
            <text:p>E rodar:</text:p>
            <text:p>$ cmake -DCMAKE_INSTALL_PREFIX=/usr -DCMAKE_BUILD_TYPE=Debug ..</text:p>
            <text:p>$ make</text:p>
            <text:p>$ make install</text:p>
          </table:table-cell>
          <table:table-cell office:value-type="string" calcext:value-type="string">
            <text:p>Os testes executam unsando cmake (ctest). </text:p>
            <text:p>Olhar em: <text:a xlink:href="https://www.libssh.org/2010/12/30/how-to-contribute-to-libssh/" xlink:type="simple">https://www.libssh.org/2010/12/30/how-to-contribute-to-libssh/</text:a></text:p>
          </table:table-cell>
          <table:table-cell office:value-type="string" calcext:value-type="string">
            <text:p>Precisei baixar a versão mais nova no repositorio, porque a versão que veio do projeto de sampling não rodava com gcc 5.</text:p>
            <text:p>---------------------------</text:p>
            <text:p>Gerei o callgraph com o Doxygen e o Graphviz.</text:p>
            <text:p>Para testar entrei na pasta test/unittest , crie o arquivo de configuraão do doxygen com $ doxygen -g</text:p>
            <text:p>Depois alterei o arquivo de configuração para gerar o callgraph (Informações que segui:<text:a xlink:href="https://github.com/neovim/neovim/wiki/Generate-callgraphs-with-Doxygen" xlink:type="simple">https://github.com/neovim/neovim/wiki/Generate-callgraphs-with-Doxygen</text:a> )</text:p>
            <text:p>Depois basta abrir o arquivo HTML (Ex. doxygen/html/torture__init_8c.html).</text:p>
            <text:p>Além do arquivo de configuração ativar para gerar o CALL_GRAPH em todas as funções, é possível também anotar o fonte para gerar callgraphs para cada função específica.</text:p>
          </table:table-cell>
          <table:table-cell table:number-columns-repeated="1018"/>
        </table:table-row>
        <table:table-row table:style-name="ro10">
          <table:table-cell office:value-type="string" calcext:value-type="string">
            <text:p>libxml2</text:p>
          </table:table-cell>
          <table:table-cell office:value-type="float" office:value="2" calcext:value-type="float">
            <text:p>2</text:p>
          </table:table-cell>
          <table:table-cell office:value-type="string" calcext:value-type="string">
            <text:p>System Test [Contudo, não está tão modularizado. É preciso chamar o método Main, informando qual módulo deseja testar.]</text:p>
            <text:p>[Testa a API da biblioteca. Ex. Um teste verifica se ocorre algum erro ao passar um documento HTML válido para fazer parse.]</text:p>
          </table:table-cell>
          <table:table-cell office:value-type="string" calcext:value-type="string">
            <text:p>Não consegui instalar por erro no comando, então baixei do repositorio.</text:p>
            <text:p>git clone git://git.gnome.org/libxml2</text:p>
            <text:p>$ ./autogen.sh</text:p>
            <text:p>$ make</text:p>
            <text:p>$ sudo make install</text:p>
            <text:p>(obs. Erro em dependência na hora do make, resolvido com : </text:p>
            <text:p>$ sudo apt-get install python-dev)</text:p>
          </table:table-cell>
          <table:table-cell office:value-type="string" calcext:value-type="string">
            <text:p>$ make tests (Executa todos os testes. Ver no Makefile)</text:p>
            <text:p>Caso queira executar um dos testes. Ex. Testapi, pode-se compilar só ele:</text:p>
            <text:p>$ cc -o testapi `xml2-config --cflags` testapi.c `xml2-config --libs` -lpthread</text:p>
            <text:p>Depois executar o mesmo: </text:p>
            <text:p>$ ./testapi &lt;module&gt; (Opcional o modulo: ex. HTMLparser)</text:p>
          </table:table-cell>
          <table:table-cell office:value-type="string" calcext:value-type="string">
            <text:p>Biblioteca possui muitos testes.</text:p>
            <text:p>Verificar mais em: <text:a xlink:href="http://xmlsoft.org/downloads.html" xlink:type="simple">http://xmlsoft.org/downloads.html</text:a></text:p>
            <text:p/>
            <text:p>There is 3 standalone tools runtest.c runsuite.c testapi.c, which</text:p>
            <text:p>       should compile as part of the build or as any application would.</text:p>
            <text:p>       Launch them from this directory to get results, runtest checks</text:p>
            <text:p>       the proper functionning of libxml2 main APIs while testapi does</text:p>
            <text:p>       a full coverage check. Report failures to the list.</text:p>
            <text:p>------------------------------------------------------------------------------</text:p>
            <text:p>Usando o Doxygen e o Graphviz gerei o callgraph para o arquivo testapi.c . </text:p>
            <text:p>Demorou aproximadamente 15 minutos e ele gerou aproximadamente 4 mil callgraphs (e salvou em HTML e Latex).</text:p>
            <text:p>Nesse arquivo tem um método main que pode receber um modulo específico como parâmetro e executar os testes daquele módulo.</text:p>
          </table:table-cell>
          <table:table-cell table:number-columns-repeated="1018"/>
        </table:table-row>
        <table:table-row table:style-name="ro9">
          <table:table-cell office:value-type="string" calcext:value-type="string">
            <text:p>lighttpd</text:p>
          </table:table-cell>
          <table:table-cell office:value-type="float" office:value="1" calcext:value-type="float">
            <text:p>1</text:p>
          </table:table-cell>
          <table:table-cell office:value-type="string" calcext:value-type="string">
            <text:p>System Test</text:p>
            <text:p>[Por ser um servidor web, a maioria dos testes é fazendo </text:p>
            <text:p>requisições http e observado a resposta. </text:p>
            <text:p>Acredito que tenha também testes unitários]</text:p>
          </table:table-cell>
          <table:table-cell table:style-name="ce8" office:value-type="string" calcext:value-type="string">
            <text:p><text:span text:style-name="T1">$ sudo apt-get install libbz2-dev</text:span></text:p>
            <text:p><text:span text:style-name="T1">$ ./configure</text:span></text:p>
            <text:p><text:span text:style-name="T1">$ make</text:span></text:p>
            <text:p><text:span text:style-name="T1">$make install</text:span></text:p>
          </table:table-cell>
          <table:table-cell office:value-type="string" calcext:value-type="string">
            <text:p>$ ./run-tests.pl</text:p>
          </table:table-cell>
          <table:table-cell table:number-columns-repeated="1019"/>
        </table:table-row>
        <table:table-row table:style-name="ro8">
          <table:table-cell office:value-type="string" calcext:value-type="string">
            <text:p>linux</text:p>
          </table:table-cell>
          <table:table-cell office:value-type="float" office:value="37" calcext:value-type="float">
            <text:p>37</text:p>
          </table:table-cell>
          <table:table-cell table:number-columns-repeated="1022"/>
        </table:table-row>
        <table:table-row table:style-name="ro6">
          <table:table-cell office:value-type="string" calcext:value-type="string">
            <text:p>lua</text:p>
          </table:table-cell>
          <table:table-cell office:value-type="float" office:value="1" calcext:value-type="float">
            <text:p>1</text:p>
          </table:table-cell>
          <table:table-cell office:value-type="string" calcext:value-type="string">
            <text:p>Module test</text:p>
            <text:p>[Scripts em lua verificam partes do core da linguagem. Testam a “API” da linguagem.</text:p>
            <text:p>Ex. strings.lua possuem vários asserts que verificam por exemplo: </text:p>
            <text:p>assert(string.lower("\0ABCc%$") == "\0abcc%$")]</text:p>
          </table:table-cell>
          <table:table-cell office:value-type="string" calcext:value-type="string">
            <text:p>$ make linux</text:p>
            <text:p>$ make test</text:p>
            <text:p>$ make install</text:p>
            <text:p>Obs. Bibliotecas necessarias: libncursos5-dev, libreadline-dev</text:p>
          </table:table-cell>
          <table:table-cell office:value-type="string" calcext:value-type="string">
            <text:p>Precisa baixar um projeto a parte para realizar os teste em Lua.</text:p>
            <text:p><text:a xlink:href="https://www.lua.org/tests/" xlink:type="simple">https://www.lua.org/tests/</text:a></text:p>
            <text:p>Após baixar a versão correta. Descompactar e executar.</text:p>
            <text:p>$ lua -e"_U=true" all.lua (Básico)</text:p>
            <text:p>Ainda possuem os testes completo e interno.</text:p>
          </table:table-cell>
          <table:table-cell table:number-columns-repeated="1019"/>
        </table:table-row>
        <table:table-row table:style-name="ro2">
          <table:table-cell office:value-type="string" calcext:value-type="string">
            <text:p>totem</text:p>
          </table:table-cell>
          <table:table-cell office:value-type="float" office:value="1" calcext:value-type="float">
            <text:p>1</text:p>
          </table:table-cell>
          <table:table-cell table:number-columns-repeated="3"/>
          <table:table-cell office:value-type="string" calcext:value-type="string">
            <text:p>Os scripts parecem ser em uma linguagem do próprio vim. </text:p>
            <text:p>Ele abre o vim e executa os comandos.</text:p>
            <text:p>Exemplo de função de teste em test_gui.vim</text:p>
            <text:p>" Test for resetting "secure" flag after GUI has started.</text:p>
            <text:p>" Must be run first.</text:p>
            <text:p>func Test_1_set_secure()</text:p>
            <text:p>  set exrc secure</text:p>
            <text:p>  gui -f</text:p>
            <text:p>  call assert_equal(1, has('gui_running'))</text:p>
            <text:p>endfunc</text:p>
          </table:table-cell>
          <table:table-cell table:number-columns-repeated="1018"/>
        </table:table-row>
        <table:table-row table:style-name="ro7">
          <table:table-cell office:value-type="string" calcext:value-type="string">
            <text:p>vim</text:p>
          </table:table-cell>
          <table:table-cell office:value-type="float" office:value="5" calcext:value-type="float">
            <text:p>5</text:p>
          </table:table-cell>
          <table:table-cell office:value-type="string" calcext:value-type="string">
            <text:p>Module test [Scripts testam funções específicas: ex. test_undo.vim que testa se o undo está funcionando corretamente no Vim].</text:p>
            <text:p/>
          </table:table-cell>
          <table:table-cell office:value-type="string" calcext:value-type="string">
            <text:p>$ git clone https://github.com/vim/vim.git</text:p>
            <text:p>$ cd vim/src</text:p>
            <text:p>$ make</text:p>
          </table:table-cell>
          <table:table-cell office:value-type="string" calcext:value-type="string">
            <text:p><text:span text:style-name="T2">$ cd src/testdir</text:span></text:p>
            <text:p>$ make newtests</text:p>
            <text:p>Verificar arquivo Makefile</text:p>
          </table:table-cell>
          <table:table-cell table:number-columns-repeated="1019"/>
        </table:table-row>
        <table:table-row table:style-name="ro8">
          <table:table-cell office:value-type="string" calcext:value-type="string">
            <text:p>xfig</text:p>
          </table:table-cell>
          <table:table-cell office:value-type="float" office:value="1" calcext:value-type="float">
            <text:p>1</text:p>
          </table:table-cell>
          <table:table-cell table:number-columns-repeated="3"/>
          <table:table-cell office:value-type="string" calcext:value-type="string">
            <text:p>Muito pouco explicativo o documento de instalação.</text:p>
          </table:table-cell>
          <table:table-cell table:number-columns-repeated="1018"/>
        </table:table-row>
        <table:table-row table:style-name="ro8">
          <table:table-cell office:value-type="string" calcext:value-type="string">
            <text:p>xterm</text:p>
          </table:table-cell>
          <table:table-cell office:value-type="float" office:value="2" calcext:value-type="float">
            <text:p>2</text:p>
          </table:table-cell>
          <table:table-cell office:value-type="string" calcext:value-type="string">
            <text:p>Module test [Scripts em shell e pearl testam funções específicas]. </text:p>
          </table:table-cell>
          <table:table-cell office:value-type="string" calcext:value-type="string">
            <text:p>Não consegui instalar por falta de documentação.</text:p>
          </table:table-cell>
          <table:table-cell office:value-type="string" calcext:value-type="string">
            <text:p>Não consegui rodar os testes.</text:p>
          </table:table-cell>
          <table:table-cell table:number-columns-repeated="1019"/>
        </table:table-row>
        <table:table-row table:style-name="ro7">
          <table:table-cell office:value-type="string" calcext:value-type="string">
            <text:p>SQLite</text:p>
          </table:table-cell>
          <table:table-cell table:number-columns-repeated="4"/>
          <table:table-cell office:value-type="string" calcext:value-type="string">
            <text:p>Após baixar do repositorio ele cria este usuario.</text:p>
            <text:p>admin-user: ubuntu-vm (password is "d58a04")</text:p>
            <text:p/>
          </table:table-cell>
          <table:table-cell table:number-columns-repeated="1018"/>
        </table:table-row>
        <table:table-row table:style-name="ro11">
          <table:table-cell table:style-name="ce4" office:value-type="string" calcext:value-type="string">
            <text:p>libtool</text:p>
          </table:table-cell>
          <table:table-cell table:style-name="ce4"/>
          <table:table-cell table:style-name="ce4" office:value-type="string" calcext:value-type="string">
            <text:p>Pasta com diversos testes.</text:p>
            <text:p/>
            <text:p>3. The Test Suites</text:p>
            <text:p>================== </text:p>
            <text:p>Libtool comes with two integrated sets of tests to check that your build is sane.  You can run both test suites like this, assuming that `gmake' refers to GNU make:</text:p>
            <text:p>  gmake -k check</text:p>
            <text:p>If you want to run the old testsuite only, do it like this:</text:p>
            <text:p>  gmake check TESTSUITEFLAGS=-V</text:p>
            <text:p>If you want to run the new testsuite only, do it like this:</text:p>
            <text:p>  gmake check-local</text:p>
            <text:p>To run a test group of the old test suite in isolation (say, you think you have fixed a bug, but don't want to rerun the entire suite), you can do it like this:</text:p>
            <text:p>  gmake check TESTS="tests/cdemo-static.test tests/cdemo-make.test \</text:p>
            <text:p>                     tests/cdemo-exec.test" \</text:p>
            <text:p>              TESTSUITEFLAGS=-V</text:p>
          </table:table-cell>
          <table:table-cell table:style-name="ce4" office:value-type="string" calcext:value-type="string">
            <text:p>Download: <text:a xlink:href="http://ftp.gnu.org/gnu/libtool/libtool-2.2.6a.tar.gz" xlink:type="simple">http://ftp.gnu.org/gnu/libtool/libtool-2.2.6a.tar.gz</text:a></text:p>
            <text:p>$ ./configure</text:p>
            <text:p>$ make</text:p>
            <text:p>$ make install</text:p>
          </table:table-cell>
          <table:table-cell table:style-name="ce4" office:value-type="string" calcext:value-type="string">
            <text:p>$ make -k check</text:p>
            <text:p>$ make check TESTSUITEFLAGS=-V</text:p>
            <text:p/>
            <text:p>#Para rodar cada teste específico basta passar como parâmetro</text:p>
            <text:p>$ make check TESTS="tests/cdemo-static.test tests/cdemo-make.test<text:span text:style-name="T2">” TESTSUITEFLAGS=-V</text:span></text:p>
            <text:p><text:span text:style-name="T2"/></text:p>
            <text:p><text:span text:style-name="T2">#Ele usa a mesma estrategia que bison. Um arquivo chamado ./testsuite que pode passar um numero como parametro, mas sempre falahou quando testei.</text:span></text:p>
          </table:table-cell>
          <table:table-cell table:style-name="ce4" office:value-type="string" calcext:value-type="string">
            <text:p>Assim como outros projetos, não identifiquei um ponto central onde ficam as definições de variabilidade.</text:p>
            <text:p>Existe vários #define no arquivo cofig.log, mas não todas as variabilidades estão lá.</text:p>
            <text:p>Algumas não encontrei nenhum define. </text:p>
          </table:table-cell>
          <table:table-cell table:style-name="ce4" table:number-columns-repeated="1018"/>
        </table:table-row>
        <table:table-row table:style-name="ro8" table:number-rows-repeated="1048548">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2">00/00/0000</text:date>, <text:time style:data-style-name="N2" text:time-value="16:01:30.7202844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0T11:16:53.068888804</meta:creation-date>
    <dc:date>2016-09-22T16:04:58.435674189</dc:date>
    <meta:editing-duration>P4DT11H22M26S</meta:editing-duration>
    <meta:editing-cycles>58</meta:editing-cycles>
    <meta:generator>LibreOffice/5.1.4.2$Linux_X86_64 LibreOffice_project/10m0$Build-2</meta:generator>
    <meta:document-statistic meta:table-count="1" meta:cell-count="125" meta:object-count="0"/>
  </office:meta>
</office:document-meta>
</file>